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5cm" fo:min-width="4.25cm"/>
      <style:paragraph-properties style:writing-mode="lr-tb"/>
    </style:style>
    <style:style style:name="gr3" style:family="graphic" style:parent-style-name="standard">
      <style:graphic-properties svg:stroke-color="#77bc65" draw:fill-color="#afd095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1.516cm" fo:min-width="4.501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2.266cm" fo:min-width="4.501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178cm" fo:min-width="4.501cm"/>
      <style:paragraph-properties style:writing-mode="lr-tb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957cm" fo:min-width="4.501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957cm" fo:min-width="4.401cm"/>
      <style:paragraph-properties style:writing-mode="lr-tb"/>
    </style:style>
    <style:style style:name="gr16" style:family="graphic" style:parent-style-name="standard" style:list-style-name="L1">
      <style:graphic-properties svg:stroke-color="#b4c7dc" draw:fill-color="#dee6ef" draw:textarea-horizontal-align="justify" draw:textarea-vertical-align="middle" draw:auto-grow-height="false" fo:min-height="1.957cm" fo:min-width="4.501cm"/>
      <style:paragraph-properties style:writing-mode="lr-tb"/>
    </style:style>
    <style:style style:name="gr17" style:family="graphic" style:parent-style-name="standard" style:list-style-name="L1">
      <style:graphic-properties draw:fill-color="#b4c7dc" draw:textarea-horizontal-align="justify" draw:textarea-vertical-align="middle" draw:auto-grow-height="false" fo:min-height="1.957cm" fo:min-width="4.501cm"/>
      <style:paragraph-properties style:writing-mode="lr-tb"/>
    </style:style>
    <style:style style:name="gr1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a95"/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a6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d7"/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75cm" svg:height="1.75cm" svg:x="8.5cm" svg:y="1.1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75cm" svg:height="1.75cm" svg:x="8.5cm" svg:y="8.25cm">
          <text:p text:style-name="P1">Validation</text:p>
          <text:p text:style-name="P1">LineItem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75cm" svg:x="8.5cm" svg:y="14cm">
          <text:p text:style-name="P1">Validation</text:p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75cm" svg:height="1.75cm" svg:x="8.5cm" svg:y="19.15cm">
          <text:p text:style-name="P1">Dimen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4.75cm" svg:height="1.75cm" svg:x="8.5cm" svg:y="22.55cm">
          <text:p text:style-name="P1">Domain-Memb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0.875cm" svg:y1="20.9cm" svg:x2="10.875cm" svg:y2="22.55cm" draw:start-shape="id1" draw:end-shape="id2" svg:d="M10875 20900v1650" svg:viewBox="0 0 1 1651">
          <text:p text:style-name="P4">dimension-domain</text:p>
        </draw:connector>
        <draw:connector draw:style-name="gr5" draw:text-style-name="P5" draw:layer="layout" draw:type="line" svg:x1="10.875cm" svg:y1="15.75cm" svg:x2="10.875cm" svg:y2="19.15cm" draw:start-shape="id3" draw:end-shape="id1" svg:d="M10875 15750v3400" svg:viewBox="0 0 1 3401">
          <text:p text:style-name="P4">Hypercube-</text:p>
          <text:p text:style-name="P4">dimension</text:p>
        </draw:connector>
        <draw:connector draw:style-name="gr6" draw:text-style-name="P5" draw:layer="layout" draw:type="line" svg:x1="10.875cm" svg:y1="14cm" svg:x2="10.875cm" svg:y2="10cm" draw:start-shape="id3" draw:end-shape="id4" svg:d="M10875 14000v-4000" svg:viewBox="0 0 1 4001">
          <text:p text:style-name="P4">all / notAll</text:p>
        </draw:connector>
        <draw:connector draw:style-name="gr7" draw:text-style-name="P5" draw:layer="layout" draw:type="line" svg:x1="10.875cm" svg:y1="8.25cm" svg:x2="10.875cm" svg:y2="2.85cm" draw:start-shape="id4" draw:end-shape="id5" draw:end-glue-point="2" svg:d="M10875 8250v-5400" svg:viewBox="0 0 1 5401">
          <text:p text:style-name="P4">domain-member</text:p>
        </draw:connector>
        <draw:connector draw:style-name="gr8" draw:text-style-name="P6" draw:layer="layout" draw:line-skew="0.999cm -0.249cm" svg:x1="10.875cm" svg:y1="24.3cm" svg:x2="8.5cm" svg:y2="23.425cm" draw:start-shape="id2" draw:start-glue-point="2" draw:end-shape="id2" draw:end-glue-point="3" svg:d="M10875 24300v1500h-3125v-2375h750" svg:viewBox="0 0 3126 2376">
          <text:p text:style-name="P6"/>
          <text:p text:style-name="P6"/>
          <text:p text:style-name="P6"/>
          <text:p text:style-name="P6">domain-</text:p>
          <text:p text:style-name="P6">member</text:p>
        </draw:connector>
        <draw:custom-shape draw:style-name="gr9" draw:text-style-name="P7" xml:id="id6" draw:id="id6" draw:layer="layout" svg:width="5cm" svg:height="2cm" svg:x="14.85cm" svg:y="1cm">
          <text:p text:style-name="P1">dictionary/{do}-data.xsd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8" draw:layer="layout" draw:type="line" svg:x1="13.25cm" svg:y1="1.975cm" svg:x2="14.85cm" svg:y2="2cm" draw:start-shape="id5" draw:end-shape="id6" svg:d="M13250 1975l1600 25" svg:viewBox="0 0 1601 26">
          <text:p/>
        </draw:connector>
        <draw:custom-shape draw:style-name="gr11" draw:text-style-name="P9" xml:id="id7" draw:id="id7" draw:layer="layout" svg:width="5cm" svg:height="2.85cm" svg:x="14.85cm" svg:y="10.6cm">
          <text:p text:style-name="P1">sbr-dimensional-concepts.xs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8" draw:layer="layout" draw:type="line" svg:x1="14.85cm" svg:y1="12.025cm" svg:x2="13.25cm" svg:y2="9.125cm" draw:start-shape="id7" draw:end-shape="id4" svg:d="M14850 12025l-1600-2900" svg:viewBox="0 0 1601 2901">
          <text:p/>
        </draw:connector>
        <draw:connector draw:style-name="gr10" draw:text-style-name="P8" draw:layer="layout" draw:type="line" svg:x1="14.85cm" svg:y1="12.025cm" svg:x2="13.25cm" svg:y2="14.875cm" draw:start-shape="id7" draw:end-shape="id3" svg:d="M14850 12025l-1600 2850" svg:viewBox="0 0 1601 2851">
          <text:p/>
        </draw:connector>
        <draw:custom-shape draw:style-name="gr9" draw:text-style-name="P7" xml:id="id8" draw:id="id8" draw:layer="layout" svg:width="5cm" svg:height="2cm" svg:x="15cm" svg:y="19.05cm">
          <text:p text:style-name="P1">dictionary/{do}-axes.xs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7" xml:id="id9" draw:id="id9" draw:layer="layout" svg:width="5cm" svg:height="2cm" svg:x="15cm" svg:y="22.4cm">
          <text:p text:style-name="P1">dictionary/{do}-domains.xs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8" draw:layer="layout" draw:type="line" svg:x1="15cm" svg:y1="20.05cm" svg:x2="13.25cm" svg:y2="20.025cm" draw:start-shape="id8" draw:end-shape="id1" svg:d="M15000 20050l-1750-25" svg:viewBox="0 0 1751 26">
          <text:p/>
        </draw:connector>
        <draw:connector draw:style-name="gr10" draw:text-style-name="P8" draw:layer="layout" draw:type="line" svg:x1="15cm" svg:y1="23.4cm" svg:x2="13.25cm" svg:y2="23.425cm" draw:start-shape="id9" draw:end-shape="id2" svg:d="M15000 23400l-1750 25" svg:viewBox="0 0 1751 26">
          <text:p/>
        </draw:connector>
        <draw:custom-shape draw:style-name="gr12" draw:text-style-name="P10" xml:id="id10" draw:id="id10" draw:layer="layout" svg:width="5cm" svg:height="2.75cm" svg:x="1.05cm" svg:y="4cm">
          <text:p text:style-name="P1">validation/{do}-{lr}-lineitems-def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1" xml:id="id11" draw:id="id11" draw:layer="layout" svg:width="5cm" svg:height="2.5cm" svg:x="1.05cm" svg:y="7.55cm">
          <text:p text:style-name="P1">validation/{do}-linkroles-tables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8" draw:layer="layout" draw:type="line" svg:x1="3.55cm" svg:y1="6.75cm" svg:x2="3.55cm" svg:y2="7.55cm" draw:start-shape="id10" draw:end-shape="id11" svg:d="M3550 6750v800" svg:viewBox="0 0 1 801">
          <text:p/>
        </draw:connector>
        <draw:custom-shape draw:style-name="gr15" draw:text-style-name="P13" xml:id="id12" draw:id="id12" draw:layer="layout" svg:width="4.9cm" svg:height="2.5cm" svg:x="1.1cm" svg:y="10.9cm">
          <text:p text:style-name="P12">validation/{do}-{lr}-def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4" xml:id="id13" draw:id="id13" draw:layer="layout" svg:width="5cm" svg:height="2.5cm" svg:x="1.1cm" svg:y="15cm">
          <text:p text:style-name="P12">validation/{do}-linkroles-axes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3" xml:id="id14" draw:id="id14" draw:layer="layout" svg:width="5cm" svg:height="2.5cm" svg:x="1.1cm" svg:y="19.25cm">
          <text:p text:style-name="P12">validation/{do}-{lr}-def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8" draw:text-style-name="P8" draw:layer="layout" draw:type="line" svg:x1="8.435cm" svg:y1="5.6cm" svg:x2="6.25cm" svg:y2="5.631cm" svg:d="M8435 5600l-2185 31" svg:viewBox="0 0 2186 32">
          <text:p/>
        </draw:connector>
        <draw:connector draw:style-name="gr19" draw:text-style-name="P8" draw:layer="layout" draw:type="line" svg:x1="3.55cm" svg:y1="10.9cm" svg:x2="3.55cm" svg:y2="10.05cm" draw:start-shape="id12" draw:end-shape="id11" svg:d="M3550 10900v-850" svg:viewBox="0 0 1 851">
          <text:p/>
        </draw:connector>
        <draw:connector draw:style-name="gr20" draw:text-style-name="P5" draw:layer="layout" draw:type="line" svg:x1="3.55cm" svg:y1="13.4cm" svg:x2="3.6cm" svg:y2="15cm" draw:start-shape="id12" draw:end-shape="id13" svg:d="M3550 13400l50 1600" svg:viewBox="0 0 51 1601">
          <text:p text:style-name="P4">targetRole</text:p>
        </draw:connector>
        <draw:connector draw:style-name="gr18" draw:text-style-name="P8" draw:layer="layout" draw:type="line" svg:x1="9.322cm" svg:y1="11.998cm" svg:x2="6.315cm" svg:y2="12cm" svg:d="M9322 11998l-3007 2" svg:viewBox="0 0 3008 3">
          <text:p/>
        </draw:connector>
        <draw:connector draw:style-name="gr18" draw:text-style-name="P8" draw:layer="layout" draw:type="line" svg:x1="8.435cm" svg:y1="17.969cm" svg:x2="6.492cm" svg:y2="20.182cm" svg:d="M8435 17969l-1943 2213" svg:viewBox="0 0 1944 2214">
          <text:p/>
        </draw:connector>
        <draw:connector draw:style-name="gr18" draw:text-style-name="P8" draw:layer="layout" draw:type="line" svg:x1="8.25cm" svg:y1="23.219cm" svg:x2="6.399cm" svg:y2="20.736cm" svg:d="M8250 23219l-1851-2483" svg:viewBox="0 0 1852 2484">
          <text:p/>
        </draw:connector>
        <draw:connector draw:style-name="gr21" draw:text-style-name="P8" draw:layer="layout" draw:type="line" svg:x1="3.6cm" svg:y1="19.25cm" svg:x2="3.6cm" svg:y2="17.5cm" draw:start-shape="id14" draw:start-glue-point="0" draw:end-shape="id13" svg:d="M3600 19250v-1750" svg:viewBox="0 0 1 1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09:06:04.053244603</meta:creation-date>
    <dc:date>2021-12-20T16:29:32.719044452</dc:date>
    <meta:editing-duration>PT8H5M32S</meta:editing-duration>
    <meta:editing-cycles>13</meta:editing-cycles>
    <meta:generator>LibreOffice/7.2.4.1$Linux_X86_64 LibreOffice_project/20$Build-1</meta:generator>
    <meta:document-statistic meta:object-count="32"/>
  </office:meta>
</office:document-meta>
</file>